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d9615" officeooo:paragraph-rsid="000d9615" style:font-size-asian="14pt" style:font-size-complex="14pt"/>
    </style:style>
    <style:style style:name="T1" style:family="text">
      <style:text-properties officeooo:rsid="000d96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GEORGE REJI <text:s text:c="9"/></text:p>
      <text:p text:style-name="P1">CLASS:S5-DS</text:p>
      <text:p text:style-name="P1">ROLL NO: 32</text:p>
      <text:p text:style-name="P1">DATE:<text:span text:style-name="T1">14</text:span>-10-2024</text:p>
      <text:p text:style-name="P1">EXPERIMENT NO:1<text:span text:style-name="T1">3</text:span></text:p>
      <text:p text:style-name="P1"/>
      <text:p text:style-name="P2">Table Design:</text:p>
      <text:p text:style-name="P2"/>
      <text:p text:style-name="P2">Create table Train(TNO NUMBER PRIMARY KEY,Tname VARCHAR2(20),TDate DATE,Destination VARCHAR2(20),Seats NUMBER);</text:p>
      <text:p text:style-name="P2"/>
      <text:p text:style-name="P2">Table created.</text:p>
      <text:p text:style-name="P2"/>
      <text:p text:style-name="P2">SQL&gt; CREATE SEQUENCE TrainSeq START WITH 1 INCREMENT BY 1;</text:p>
      <text:p text:style-name="P2"/>
      <text:p text:style-name="P2">Sequence created.</text:p>
      <text:p text:style-name="P2"/>
      <text:p text:style-name="P2">SQL&gt; desc Train;</text:p>
      <text:p text:style-name="P2"><text:s/>Name<text:tab/><text:tab/><text:tab/><text:tab/><text:tab/><text:tab/><text:tab/><text:tab/><text:tab/><text:tab/> <text:s text:c="4"/>Null? <text:s text:c="3"/>Type</text:p>
      <text:p text:style-name="P2"><text:s/>----------------------------------------------------------------------------------- -------- --------------------------------------------------------</text:p>
      <text:p text:style-name="P2"><text:s/>TNO<text:tab/><text:tab/><text:tab/><text:tab/><text:tab/><text:tab/><text:tab/><text:tab/><text:tab/><text:tab/> <text:s text:c="4"/>NOT NULL NUMBER</text:p>
      <text:p text:style-name="P2"><text:s/>TNAME<text:tab/><text:tab/><text:tab/><text:tab/><text:tab/><text:tab/><text:tab/><text:tab/><text:tab/><text:tab/> <text:s text:c="5"/>VARCHAR2(20)</text:p>
      <text:p text:style-name="P2"><text:s/>TDATE<text:tab/><text:tab/><text:tab/><text:tab/><text:tab/><text:tab/><text:tab/><text:tab/><text:tab/><text:tab/> <text:s text:c="5"/>DATE</text:p>
      <text:p text:style-name="P2"><text:s/>DESTINATION<text:tab/><text:tab/><text:tab/><text:tab/><text:tab/><text:tab/><text:tab/><text:tab/><text:tab/> <text:s text:c="5"/>VARCHAR2(20)</text:p>
      <text:p text:style-name="P2"><text:s/>SEATS<text:tab/><text:tab/><text:tab/><text:tab/><text:tab/><text:tab/><text:tab/><text:tab/><text:tab/><text:tab/> <text:s text:c="5"/>NUMBER</text:p>
      <text:p text:style-name="P2"/>
      <text:p text:style-name="P2"/>
      <text:p text:style-name="P2">INSERTION:</text:p>
      <text:p text:style-name="P2">INSERT INTO Train(TNO,Tname, TDate, Destination, Seats)VALUES (TrainSeq.NEXTVAL,'express1',TO_DATE('15-OCT-2024','DD-MON-YYYY'), 'mumbai', 300);</text:p>
      <text:p text:style-name="P2"/>
      <text:p text:style-name="P2">INSERT INTO Train(TNO,Tname, TDate, Destination, Seats)VALUES (TrainSeq.NEXTVAL,'express2',TO_DATE('16-OCT-2024','DD-MON-YYYY'), 'chennai', 250);</text:p>
      <text:p text:style-name="P2"/>
      <text:p text:style-name="P2">INSERT INTO Train(TNO,Tname, TDate, Destination, Seats)VALUES (TrainSeq.NEXTVAL,'express3', TO_DATE('17-OCT-2024','DD-MON-YYYY'),'delhi', 100);</text:p>
      <text:p text:style-name="P2"/>
      <text:p text:style-name="P2"><text:soft-page-break/>INSERT INTO Train(TNO,Tname, TDate, Destination, Seats)VALUES (TrainSeq.NEXTVAL,'express4', TO_DATE('19-OCT-2024','DD-MON-YYYY'),'kolkata', 100);</text:p>
      <text:p text:style-name="P2"/>
      <text:p text:style-name="P2"/>
      <text:p text:style-name="P2">Program:</text:p>
      <text:p text:style-name="P2"/>
      <text:p text:style-name="P2">CREATE OR REPLACE PACKAGE BODY Employee_Package AS</text:p>
      <text:p text:style-name="P2"/>
      <text:p text:style-name="P2"><text:s text:c="4"/>PROCEDURE Add_Employee(p_Eid IN INT, p_Ename IN VARCHAR2, p_Eaddress IN VARCHAR2, p_Esalary IN DECIMAL) AS</text:p>
      <text:p text:style-name="P2"><text:s text:c="4"/>BEGIN</text:p>
      <text:p text:style-name="P2"><text:s text:c="8"/>INSERT INTO Employee (Eid, Ename, Eaddress, Esalary)</text:p>
      <text:p text:style-name="P2"><text:s text:c="8"/>VALUES (p_Eid, p_Ename, p_Eaddress, p_Esalary);</text:p>
      <text:p text:style-name="P2"><text:s text:c="8"/>COMMIT;</text:p>
      <text:p text:style-name="P2"><text:s text:c="8"/>DBMS_OUTPUT.PUT_LINE('Employee ' || p_Ename || ' added successfully with ID ' || p_Eid || '.');</text:p>
      <text:p text:style-name="P2"><text:s text:c="4"/>END Add_Employee;</text:p>
      <text:p text:style-name="P2"/>
      <text:p text:style-name="P2"><text:s text:c="4"/>PROCEDURE Delete_Employee(p_Eid IN INT) AS</text:p>
      <text:p text:style-name="P2"><text:s text:c="4"/>BEGIN</text:p>
      <text:p text:style-name="P2"><text:s text:c="8"/>DELETE FROM Employee WHERE Eid = p_Eid;</text:p>
      <text:p text:style-name="P2"><text:s text:c="8"/>COMMIT;</text:p>
      <text:p text:style-name="P2"><text:s text:c="8"/>DBMS_OUTPUT.PUT_LINE('Employee with ID ' || p_Eid || ' deleted successfully.');</text:p>
      <text:p text:style-name="P2"><text:s text:c="4"/>END Delete_Employee;</text:p>
      <text:p text:style-name="P2"/>
      <text:p text:style-name="P2"><text:s text:c="4"/>PROCEDURE List_Employees AS</text:p>
      <text:p text:style-name="P2"><text:s text:c="8"/>CURSOR emp_cursor IS</text:p>
      <text:p text:style-name="P2"><text:s text:c="12"/>SELECT Eid, Ename, Eaddress, Esalary FROM Employee;</text:p>
      <text:p text:style-name="P2"><text:s text:c="8"/>v_emp emp_cursor%ROWTYPE;</text:p>
      <text:p text:style-name="P2"><text:s text:c="4"/>BEGIN</text:p>
      <text:p text:style-name="P2"><text:s text:c="8"/>OPEN emp_cursor;</text:p>
      <text:p text:style-name="P2"><text:s text:c="8"/>LOOP</text:p>
      <text:p text:style-name="P2"><text:s text:c="12"/>FETCH emp_cursor INTO v_emp;</text:p>
      <text:p text:style-name="P2"><text:s text:c="12"/>EXIT WHEN emp_cursor%NOTFOUND;</text:p>
      <text:p text:style-name="P2"><text:s text:c="12"/>DBMS_OUTPUT.PUT_LINE('ID: ' || v_emp.Eid || ', Name: ' || v_emp.Ename || ', Address: ' || v_emp.Eaddress || ', Salary: ' || v_emp.Esalary);</text:p>
      <text:p text:style-name="P2"><text:s text:c="8"/>END LOOP;</text:p>
      <text:p text:style-name="P2"><text:s text:c="8"/>CLOSE emp_cursor;</text:p>
      <text:p text:style-name="P2"><text:s text:c="4"/>END List_Employees;</text:p>
      <text:p text:style-name="P2"/>
      <text:p text:style-name="P2"><text:s text:c="4"/></text:p>
      <text:p text:style-name="P2"><text:s text:c="4"/>FUNCTION Get_Salary(p_Eid IN INT) RETURN DECIMAL AS</text:p>
      <text:p text:style-name="P2"><text:s text:c="8"/>v_salary DECIMAL(10, 2);</text:p>
      <text:p text:style-name="P2"><text:soft-page-break/><text:s text:c="4"/>BEGIN</text:p>
      <text:p text:style-name="P2"><text:s text:c="8"/>SELECT Esalary INTO v_salary FROM Employee WHERE Eid = p_Eid;</text:p>
      <text:p text:style-name="P2"><text:s text:c="8"/>RETURN v_salary;</text:p>
      <text:p text:style-name="P2"><text:s text:c="4"/>EXCEPTION</text:p>
      <text:p text:style-name="P2"><text:s text:c="8"/>WHEN NO_DATA_FOUND THEN</text:p>
      <text:p text:style-name="P2"><text:s text:c="12"/>DBMS_OUTPUT.PUT_LINE('Employee with ID ' || p_Eid || ' not found.');</text:p>
      <text:p text:style-name="P2"><text:s text:c="12"/>RETURN NULL;</text:p>
      <text:p text:style-name="P2"><text:s text:c="4"/>END Get_Salary;</text:p>
      <text:p text:style-name="P2"/>
      <text:p text:style-name="P2">END Employee_Package;</text:p>
      <text:p text:style-name="P2">/</text:p>
      <text:p text:style-name="P2"/>
      <text:p text:style-name="P2"/>
      <text:p text:style-name="P2"/>
      <text:p text:style-name="P2"/>
      <text:p text:style-name="P2"/>
      <text:p text:style-name="P2">SET SERVEROUTPUT ON;</text:p>
      <text:p text:style-name="P2"/>
      <text:p text:style-name="P2">DECLARE</text:p>
      <text:p text:style-name="P2"><text:s text:c="4"/>v_salary DECIMAL(10, 2);</text:p>
      <text:p text:style-name="P2"><text:s text:c="4"/>v_emp_id_for_salary INT := &amp;Employee_id_for_salary; <text:s/></text:p>
      <text:p text:style-name="P2"><text:s text:c="4"/>v_emp_id_for_deletion INT := &amp;Employee_id_for_deletion; <text:s/></text:p>
      <text:p text:style-name="P2">BEGIN</text:p>
      <text:p text:style-name="P2"><text:s text:c="4"/></text:p>
      <text:p text:style-name="P2"><text:s text:c="4"/>Employee_Package.Add_Employee(1, 'Adam Smith', '40 PBVR', 65000);</text:p>
      <text:p text:style-name="P2"><text:s text:c="4"/>Employee_Package.Add_Employee(2, 'Yash J', '63 ANG', 70000);</text:p>
      <text:p text:style-name="P2"><text:s text:c="4"/>Employee_Package.Add_Employee(3, 'Chales B', '44 KTMGM', 60000);</text:p>
      <text:p text:style-name="P2"><text:s text:c="4"/>Employee_Package.Add_Employee(4, 'Celvin Kelvin', '17 MVPZ', 80000);</text:p>
      <text:p text:style-name="P2"><text:s text:c="4"/></text:p>
      <text:p text:style-name="P2"><text:s text:c="4"/>Employee_Package.List_Employees;</text:p>
      <text:p text:style-name="P2"><text:s text:c="4"/></text:p>
      <text:p text:style-name="P2"><text:s text:c="4"/></text:p>
      <text:p text:style-name="P2"><text:s text:c="4"/>v_salary := Employee_Package.Get_Salary(v_emp_id_for_salary); <text:s/></text:p>
      <text:p text:style-name="P2"><text:s text:c="4"/>IF v_salary IS NOT NULL THEN</text:p>
      <text:p text:style-name="P2"><text:s text:c="8"/>DBMS_OUTPUT.PUT_LINE('Salary of Employee ID ' || v_emp_id_for_salary || ': ' || v_salary);</text:p>
      <text:p text:style-name="P2"><text:s text:c="4"/>END IF;</text:p>
      <text:p text:style-name="P2"><text:s text:c="4"/></text:p>
      <text:p text:style-name="P2"><text:s text:c="4"/></text:p>
      <text:p text:style-name="P2"><text:s text:c="4"/>Employee_Package.Delete_Employee(v_emp_id_for_deletion); <text:s/></text:p>
      <text:p text:style-name="P2"><text:s text:c="4"/></text:p>
      <text:p text:style-name="P2"><text:s text:c="4"/></text:p>
      <text:p text:style-name="P2"><text:s text:c="4"/>Employee_Package.List_Employees;</text:p>
      <text:p text:style-name="P2">END;</text:p>
      <text:p text:style-name="P2">/</text:p>
      <text:p text:style-name="P2"><text:soft-page-break/>Output:</text:p>
      <text:p text:style-name="P2"/>
      <text:p text:style-name="P2">output part-a:</text:p>
      <text:p text:style-name="P2"/>
      <text:p text:style-name="P2">select*from Train;</text:p>
      <text:p text:style-name="P2"/>
      <text:p text:style-name="P2"><text:s text:c="7"/>TNO TNAME<text:tab/><text:tab/>TDATE<text:tab/><text:tab/> <text:s text:c="2"/>DESTINATION<text:tab/><text:tab/> <text:s text:c="4"/>SEATS</text:p>
      <text:p text:style-name="P2">---------- -------------------- ------------------ -------------------- ----------</text:p>
      <text:p text:style-name="P2"><text:tab/> 1 express1<text:tab/><text:tab/>15-OCT-24<text:tab/> <text:s text:c="2"/>mumbai<text:tab/><text:tab/> <text:s text:c="6"/>300</text:p>
      <text:p text:style-name="P2"><text:tab/> 2 express2<text:tab/><text:tab/>16-OCT-24<text:tab/> <text:s text:c="2"/>chennai<text:tab/><text:tab/> <text:s text:c="6"/>250</text:p>
      <text:p text:style-name="P2"><text:tab/> 3 express3<text:tab/><text:tab/>17-OCT-24<text:tab/> <text:s text:c="2"/>delhi<text:tab/><text:tab/> <text:s text:c="6"/>100</text:p>
      <text:p text:style-name="P2"><text:tab/> 4 express4<text:tab/><text:tab/>19-OCT-24<text:tab/> <text:s text:c="2"/>kolkata<text:tab/><text:tab/> <text:s text:c="6"/>100</text:p>
      <text:p text:style-name="P2"/>
      <text:p text:style-name="P2"/>
      <text:p text:style-name="P2">SQL&gt;COMMIT;</text:p>
      <text:p text:style-name="P2"/>
      <text:p text:style-name="P2">INSERT INTO Train(TNO,Tname,TDate,Destination,Seats)VALUES(TrainSeq.NEXTVAL,'express5', TO_DATE('20-OCT-2024','DD-MON-YYYY'),'goa',300);</text:p>
      <text:p text:style-name="P2"/>
      <text:p text:style-name="P2">SQL&gt; select*from Train;</text:p>
      <text:p text:style-name="P2"/>
      <text:p text:style-name="P2"><text:s text:c="7"/>TNO TNAME<text:tab/><text:tab/>TDATE<text:tab/><text:tab/> <text:s text:c="2"/>DESTINATION<text:tab/><text:tab/> <text:s text:c="4"/>SEATS</text:p>
      <text:p text:style-name="P2">---------- -------------------- ------------------ -------------------- ----------</text:p>
      <text:p text:style-name="P2"><text:tab/> 1 express1<text:tab/><text:tab/>15-OCT-24<text:tab/> <text:s text:c="2"/>mumbai<text:tab/><text:tab/> <text:s text:c="6"/>300</text:p>
      <text:p text:style-name="P2"><text:tab/> 2 express2<text:tab/><text:tab/>16-OCT-24<text:tab/> <text:s text:c="2"/>chennai<text:tab/><text:tab/> <text:s text:c="6"/>250</text:p>
      <text:p text:style-name="P2"><text:tab/> 3 express3<text:tab/><text:tab/>17-OCT-24<text:tab/> <text:s text:c="2"/>delhi<text:tab/><text:tab/> <text:s text:c="6"/>100</text:p>
      <text:p text:style-name="P2"><text:tab/> 4 express4<text:tab/><text:tab/>19-OCT-24<text:tab/> <text:s text:c="2"/>kolkata<text:tab/><text:tab/> <text:s text:c="6"/>100</text:p>
      <text:p text:style-name="P2"><text:tab/> 5 express5<text:tab/><text:tab/>20-OCT-24<text:tab/> <text:s text:c="2"/>goa<text:tab/><text:tab/><text:tab/> <text:s text:c="6"/>300</text:p>
      <text:p text:style-name="P2"/>
      <text:p text:style-name="P2"/>
      <text:p text:style-name="P2">SQL&gt; ROLLBACK;</text:p>
      <text:p text:style-name="P2"/>
      <text:p text:style-name="P2">Rollback complete.</text:p>
      <text:p text:style-name="P2"/>
      <text:p text:style-name="P2"/>
      <text:p text:style-name="P2">SQL&gt; select*from Train;</text:p>
      <text:p text:style-name="P2"/>
      <text:p text:style-name="P2"><text:s text:c="7"/>TNO TNAME<text:tab/><text:tab/>TDATE<text:tab/><text:tab/> <text:s text:c="2"/>DESTINATION<text:tab/><text:tab/> <text:s text:c="4"/>SEATS</text:p>
      <text:p text:style-name="P2">---------- -------------------- ------------------ -------------------- ----------</text:p>
      <text:p text:style-name="P2"><text:tab/> 1 express1<text:tab/><text:tab/>15-OCT-24<text:tab/> <text:s text:c="2"/>mumbai<text:tab/><text:tab/> <text:s text:c="6"/>300</text:p>
      <text:p text:style-name="P2"><text:tab/> 2 express2<text:tab/><text:tab/>16-OCT-24<text:tab/> <text:s text:c="2"/>chennai<text:tab/><text:tab/> <text:s text:c="6"/>250</text:p>
      <text:p text:style-name="P2"><text:tab/> 3 express3<text:tab/><text:tab/>17-OCT-24<text:tab/> <text:s text:c="2"/>delhi<text:tab/><text:tab/> <text:s text:c="6"/>100</text:p>
      <text:p text:style-name="P2"><text:tab/> 4 express4<text:tab/><text:tab/>19-OCT-24<text:tab/> <text:s text:c="2"/>kolkata<text:tab/><text:tab/> <text:s text:c="6"/>100</text:p>
      <text:p text:style-name="P2"/>
      <text:p text:style-name="P2"><text:soft-page-break/>output part-b:</text:p>
      <text:p text:style-name="P2"/>
      <text:p text:style-name="P2">SQL&gt; @/home/dspl33/george/trains.sql;</text:p>
      <text:p text:style-name="P2">1. TICKET RESERVATION</text:p>
      <text:p text:style-name="P2">2. TICKET CANCELLATION</text:p>
      <text:p text:style-name="P2"/>
      <text:p text:style-name="P2">PL/SQL procedure successfully completed.</text:p>
      <text:p text:style-name="P2"/>
      <text:p text:style-name="P2">Enter value for train_number: 1</text:p>
      <text:p text:style-name="P2">old <text:s text:c="2"/>2: <text:s text:c="4"/>train_no INT := &amp;train_number;</text:p>
      <text:p text:style-name="P2">new <text:s text:c="2"/>2: <text:s text:c="4"/>train_no INT := 1;</text:p>
      <text:p text:style-name="P2">Enter value for seats_needed: 10</text:p>
      <text:p text:style-name="P2">old <text:s text:c="2"/>3: <text:s text:c="4"/>seat_need INT := &amp;seats_needed;</text:p>
      <text:p text:style-name="P2">new <text:s text:c="2"/>3: <text:s text:c="4"/>seat_need INT := 10;</text:p>
      <text:p text:style-name="P2">Enter value for choice: 1</text:p>
      <text:p text:style-name="P2">old <text:s text:c="2"/>4: <text:s text:c="4"/>ch INT := &amp;choice;</text:p>
      <text:p text:style-name="P2">new <text:s text:c="2"/>4: <text:s text:c="4"/>ch INT := 1;</text:p>
      <text:p text:style-name="P2">10 seats reserved successfully.</text:p>
      <text:p text:style-name="P2">Remaining seats: 255</text:p>
      <text:p text:style-name="P2"/>
      <text:p text:style-name="P2">PL/SQL procedure successfully completed.</text:p>
      <text:p text:style-name="P2"/>
      <text:p text:style-name="P2">SQL&gt; @/home/dspl33/george/trains.sql;</text:p>
      <text:p text:style-name="P2">1. TICKET RESERVATION</text:p>
      <text:p text:style-name="P2">2. TICKET CANCELLATION</text:p>
      <text:p text:style-name="P2"/>
      <text:p text:style-name="P2">PL/SQL procedure successfully completed.</text:p>
      <text:p text:style-name="P2"/>
      <text:p text:style-name="P2">Enter value for train_number: 1</text:p>
      <text:p text:style-name="P2">old <text:s text:c="2"/>2: <text:s text:c="4"/>train_no INT := &amp;train_number;</text:p>
      <text:p text:style-name="P2">new <text:s text:c="2"/>2: <text:s text:c="4"/>train_no INT := 1;</text:p>
      <text:p text:style-name="P2">Enter value for seats_needed: 2</text:p>
      <text:p text:style-name="P2">old <text:s text:c="2"/>3: <text:s text:c="4"/>seat_need INT := &amp;seats_needed;</text:p>
      <text:p text:style-name="P2">new <text:s text:c="2"/>3: <text:s text:c="4"/>seat_need INT := 2;</text:p>
      <text:p text:style-name="P2">Enter value for choice: 2</text:p>
      <text:p text:style-name="P2">old <text:s text:c="2"/>4: <text:s text:c="4"/>ch INT := &amp;choice;</text:p>
      <text:p text:style-name="P2">new <text:s text:c="2"/>4: <text:s text:c="4"/>ch INT := 2;</text:p>
      <text:p text:style-name="P2">2 seats cancelled successfully</text:p>
      <text:p text:style-name="P2">Remaining seats: 257</text:p>
      <text:p text:style-name="P2"/>
      <text:p text:style-name="P2">PL/SQL procedure successfully complet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4:14:48.897708880</meta:creation-date>
    <dc:date>2024-10-21T14:19:02.721602044</dc:date>
    <meta:editing-duration>PT4M14S</meta:editing-duration>
    <meta:editing-cycles>1</meta:editing-cycles>
    <meta:document-statistic meta:table-count="0" meta:image-count="0" meta:object-count="0" meta:page-count="5" meta:paragraph-count="152" meta:word-count="603" meta:character-count="5880" meta:non-whitespace-character-count="4640"/>
    <meta:generator>LibreOffice/24.2.5.2$Linux_X86_64 LibreOffice_project/420$Build-2</meta:generator>
  </office:meta>
</office:document-meta>
</file>